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4.7508in"/>
    </style:style>
    <style:style style:name="co3" style:family="table-column">
      <style:table-column-properties fo:break-before="auto" style:column-width="3.4882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2.1583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OS-4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Design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8,C18,C21,C1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6,R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7.4" calcext:value-type="float">
            <text:p>27.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3,L5</text:p>
          </table:table-cell>
          <table:table-cell office:value-type="string" calcext:value-type="string">
            <text:p>L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n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n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2,D1,D3</text:p>
          </table:table-cell>
          <table:table-cell office:value-type="string" calcext:value-type="string">
            <text:p>LED_0805_2012Metric_Pad1.15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2,SW1</text:p>
          </table:table-cell>
          <table:table-cell office:value-type="string" calcext:value-type="string">
            <text:p>SW-SMD_4P-L5.1-W5.1-P3.70-LS6.5-TL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-1187A-B-A-B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31,C29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9,C12,C25,C23,C17,C27,C32,C24,C20,C26,C22,C7,C9,C16,C14,C15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GA-10_L2.0-W2.0-P0.50-TL_BMP390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P390L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2,R16,R10,R11,R1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2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nH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GPSM-SMD_ATGM336H-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GM336H-5N3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CRYSTAL-SMD_4P-L3.2-W2.5-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M8-272-T3_C2062573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640x-xCH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1pF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NT-SMD_L10.0-W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S100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30,C28,C11,C4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9,R5,R2,R18,R14,R1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LP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4432-B1-FM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nH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RYSTAL-SMD_4P-L3.2-W2.5-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3225_4P 30.000MHZ 10PF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pF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ICRO-USB-SMD_MICRO-USB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pF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pF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QFN-56-1EP_7x7mm_P0.4mm_EP3.2x3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204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6k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IND-SMD_L3.3-W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H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8B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2-25T20:17:20.946751066</meta:print-date>
    <meta:printed-by>PDF files</meta:printed-by>
    <dc:date>2025-02-25T20:17:21.876624751</dc:date>
    <meta:editing-duration>PT1M58S</meta:editing-duration>
    <meta:editing-cycles>2</meta:editing-cycles>
    <meta:generator>LibreOffice/24.8.4.2$Linux_X86_64 LibreOffice_project/480$Build-2</meta:generator>
    <meta:document-statistic meta:table-count="1" meta:cell-count="190" meta:object-count="0"/>
  </office:meta>
</office:document-meta>
</file>